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normal" officeooo:rsid="0027fb50" officeooo:paragraph-rsid="0027fb50" fo:background-color="transparent" style:font-weight-asian="normal" style:font-weight-complex="normal"/>
    </style:style>
    <style:style style:name="P14" style:family="paragraph" style:parent-style-name="Standard">
      <style:text-properties fo:font-weight="normal" officeooo:rsid="00295934" officeooo:paragraph-rsid="00295934" fo:background-color="transparent" style:font-weight-asian="normal" style:font-weight-complex="normal"/>
    </style:style>
    <style:style style:name="P15" style:family="paragraph" style:parent-style-name="Standard">
      <style:text-properties fo:font-weight="normal" officeooo:rsid="00295934" officeooo:paragraph-rsid="00296714" fo:background-color="transparent" style:font-weight-asian="normal" style:font-weight-complex="normal"/>
    </style:style>
    <style:style style:name="P16" style:family="paragraph" style:parent-style-name="Standard">
      <style:text-properties fo:font-weight="normal" officeooo:rsid="00295934" officeooo:paragraph-rsid="003ca8a3" fo:background-color="transparent" style:font-weight-asian="normal" style:font-weight-complex="normal"/>
    </style:style>
    <style:style style:name="P17" style:family="paragraph" style:parent-style-name="Standard">
      <style:text-properties fo:font-weight="normal" officeooo:rsid="00296714" officeooo:paragraph-rsid="00296714" fo:background-color="transparent" style:font-weight-asian="normal" style:font-weight-complex="normal"/>
    </style:style>
    <style:style style:name="P18" style:family="paragraph" style:parent-style-name="Standard">
      <style:text-properties fo:font-weight="normal" officeooo:rsid="00296714" officeooo:paragraph-rsid="003ca8a3" fo:background-color="transparent" style:font-weight-asian="normal" style:font-weight-complex="normal"/>
    </style:style>
    <style:style style:name="P19" style:family="paragraph" style:parent-style-name="Standard">
      <style:text-properties fo:font-weight="normal" officeooo:rsid="002a2fe3" officeooo:paragraph-rsid="002a2fe3" fo:background-color="transparent" style:font-weight-asian="normal" style:font-weight-complex="normal"/>
    </style:style>
    <style:style style:name="P20" style:family="paragraph" style:parent-style-name="Standard">
      <style:text-properties fo:font-weight="normal" officeooo:rsid="002c2668" officeooo:paragraph-rsid="002c2668" fo:background-color="transparent" style:font-weight-asian="normal" style:font-weight-complex="normal"/>
    </style:style>
    <style:style style:name="P21" style:family="paragraph" style:parent-style-name="Standard">
      <style:text-properties fo:font-weight="normal" officeooo:rsid="002c2668" officeooo:paragraph-rsid="00326bc2" fo:background-color="transparent" style:font-weight-asian="normal" style:font-weight-complex="normal"/>
    </style:style>
    <style:style style:name="P22" style:family="paragraph" style:parent-style-name="Standard">
      <style:text-properties fo:font-weight="normal" officeooo:rsid="00264f65" officeooo:paragraph-rsid="00264f65" fo:background-color="transparent" style:font-weight-asian="normal" style:font-weight-complex="normal"/>
    </style:style>
    <style:style style:name="P23" style:family="paragraph" style:parent-style-name="Standard">
      <style:text-properties fo:font-weight="normal" officeooo:rsid="00326bc2" officeooo:paragraph-rsid="00326bc2" fo:background-color="transparent" style:font-weight-asian="normal" style:font-weight-complex="normal"/>
    </style:style>
    <style:style style:name="P24" style:family="paragraph" style:parent-style-name="Standard">
      <style:text-properties fo:font-weight="normal" officeooo:rsid="0036afea" officeooo:paragraph-rsid="0038acdb" fo:background-color="transparent" style:font-weight-asian="normal" style:font-weight-complex="normal"/>
    </style:style>
    <style:style style:name="P25" style:family="paragraph" style:parent-style-name="Standard">
      <style:text-properties fo:font-weight="normal" officeooo:rsid="00340549" officeooo:paragraph-rsid="0038acdb" fo:background-color="transparent" style:font-weight-asian="normal" style:font-weight-complex="normal"/>
    </style:style>
    <style:style style:name="P26" style:family="paragraph" style:parent-style-name="Standard">
      <style:text-properties fo:font-weight="normal" officeooo:rsid="00340549" officeooo:paragraph-rsid="003ca8a3" fo:background-color="transparent" style:font-weight-asian="normal" style:font-weight-complex="normal"/>
    </style:style>
    <style:style style:name="P27" style:family="paragraph" style:parent-style-name="Standard">
      <style:text-properties fo:font-weight="normal" officeooo:rsid="003bf2d8" officeooo:paragraph-rsid="003bf2d8" fo:background-color="transparent" style:font-weight-asian="normal" style:font-weight-complex="normal"/>
    </style:style>
    <style:style style:name="P28" style:family="paragraph" style:parent-style-name="Standard">
      <style:text-properties fo:font-weight="normal" officeooo:rsid="003ca8a3" officeooo:paragraph-rsid="003ca8a3" fo:background-color="transparent" style:font-weight-asian="normal" style:font-weight-complex="normal"/>
    </style:style>
    <style:style style:name="P29" style:family="paragraph" style:parent-style-name="Standard">
      <style:text-properties fo:font-weight="normal" officeooo:rsid="003ca8a3" officeooo:paragraph-rsid="003ca8a3" fo:background-color="#ffff00" style:font-weight-asian="normal" style:font-weight-complex="normal"/>
    </style:style>
    <style:style style:name="P30" style:family="paragraph" style:parent-style-name="Standard">
      <style:text-properties fo:font-weight="bold" officeooo:rsid="003ca8a3" officeooo:paragraph-rsid="003ca8a3" fo:background-color="transparent" style:font-weight-asian="bold" style:font-weight-complex="bold"/>
    </style:style>
    <style:style style:name="P31" style:family="paragraph" style:parent-style-name="Standard">
      <style:text-properties fo:font-weight="bold" officeooo:rsid="003ca8a3" officeooo:paragraph-rsid="004197ae" fo:background-color="transparent" style:font-weight-asian="bold" style:font-weight-complex="bold"/>
    </style:style>
    <style:style style:name="P32" style:family="paragraph" style:parent-style-name="Standard">
      <style:text-properties fo:font-weight="bold" officeooo:rsid="003ca8a3" officeooo:paragraph-rsid="004210a5" fo:background-color="transparent" style:font-weight-asian="bold" style:font-weight-complex="bold"/>
    </style:style>
    <style:style style:name="P33" style:family="paragraph" style:parent-style-name="Standard">
      <style:text-properties fo:font-weight="bold" officeooo:rsid="003ca8a3" officeooo:paragraph-rsid="00441c97" fo:background-color="transparent" style:font-weight-asian="bold" style:font-weight-complex="bold"/>
    </style:style>
    <style:style style:name="P34" style:family="paragraph" style:parent-style-name="Standard">
      <style:text-properties fo:font-weight="bold" officeooo:rsid="004197ae" officeooo:paragraph-rsid="004197ae" fo:background-color="transparent" style:font-weight-asian="bold" style:font-weight-complex="bold"/>
    </style:style>
    <style:style style:name="P35" style:family="paragraph" style:parent-style-name="Standard">
      <style:text-properties fo:font-weight="bold" officeooo:rsid="004210a5" officeooo:paragraph-rsid="004210a5" fo:background-color="transparent" style:font-weight-asian="bold" style:font-weight-complex="bold"/>
    </style:style>
    <style:style style:name="P36" style:family="paragraph" style:parent-style-name="Standard">
      <style:text-properties fo:font-weight="bold" officeooo:rsid="004210a5" officeooo:paragraph-rsid="0043fbd4" fo:background-color="transparent" style:font-weight-asian="bold" style:font-weight-complex="bold"/>
    </style:style>
    <style:style style:name="P37" style:family="paragraph" style:parent-style-name="Standard">
      <style:text-properties fo:font-weight="bold" officeooo:rsid="0043fbd4" officeooo:paragraph-rsid="0043fbd4" fo:background-color="transparent" style:font-weight-asian="bold" style:font-weight-complex="bold"/>
    </style:style>
    <style:style style:name="P38" style:family="paragraph" style:parent-style-name="Standard">
      <style:text-properties fo:font-weight="normal" officeooo:rsid="003ca8a3" officeooo:paragraph-rsid="003ca8a3" fo:background-color="transparent" style:font-weight-asian="normal" style:font-weight-complex="normal"/>
    </style:style>
    <style:style style:name="P39" style:family="paragraph" style:parent-style-name="Standard">
      <style:text-properties fo:font-weight="normal" officeooo:rsid="003ca8a3" officeooo:paragraph-rsid="004197ae" fo:background-color="transparent" style:font-weight-asian="normal" style:font-weight-complex="normal"/>
    </style:style>
    <style:style style:name="P40" style:family="paragraph" style:parent-style-name="Standard">
      <style:text-properties fo:font-weight="normal" officeooo:rsid="003ca8a3" officeooo:paragraph-rsid="004210a5" fo:background-color="transparent" style:font-weight-asian="normal" style:font-weight-complex="normal"/>
    </style:style>
    <style:style style:name="P41" style:family="paragraph" style:parent-style-name="Standard">
      <style:text-properties fo:font-weight="normal" officeooo:rsid="004197ae" officeooo:paragraph-rsid="004197ae" fo:background-color="transparent" style:font-weight-asian="normal" style:font-weight-complex="normal"/>
    </style:style>
    <style:style style:name="P42" style:family="paragraph" style:parent-style-name="Standard">
      <style:text-properties fo:font-weight="normal" officeooo:rsid="00295934" officeooo:paragraph-rsid="003ca8a3" fo:background-color="transparent" style:font-weight-asian="normal" style:font-weight-complex="normal"/>
    </style:style>
    <style:style style:name="P43" style:family="paragraph" style:parent-style-name="Standard">
      <style:text-properties fo:font-weight="normal" officeooo:rsid="00295934" officeooo:paragraph-rsid="00295934" fo:background-color="transparent" style:font-weight-asian="normal" style:font-weight-complex="normal"/>
    </style:style>
    <style:style style:name="P44" style:family="paragraph" style:parent-style-name="Standard">
      <style:text-properties fo:font-weight="normal" officeooo:rsid="00340549" officeooo:paragraph-rsid="003ca8a3" fo:background-color="transparent" style:font-weight-asian="normal" style:font-weight-complex="normal"/>
    </style:style>
    <style:style style:name="P45" style:family="paragraph" style:parent-style-name="Standard">
      <style:text-properties fo:font-weight="normal" officeooo:rsid="00340549" officeooo:paragraph-rsid="0043fbd4" fo:background-color="transparent" style:font-weight-asian="normal" style:font-weight-complex="normal"/>
    </style:style>
    <style:style style:name="P46" style:family="paragraph" style:parent-style-name="Standard">
      <style:text-properties fo:font-weight="normal" officeooo:rsid="0043fbd4" officeooo:paragraph-rsid="0043fbd4" fo:background-color="transparent" style:font-weight-asian="normal" style:font-weight-complex="normal"/>
    </style:style>
    <style:style style:name="P47" style:family="paragraph" style:parent-style-name="Standard">
      <style:text-properties fo:font-weight="normal" officeooo:rsid="002a2fe3" officeooo:paragraph-rsid="002c2668" fo:background-color="transparent" style:font-weight-asian="normal" style:font-weight-complex="normal"/>
    </style:style>
    <style:style style:name="T1" style:family="text">
      <style:text-properties officeooo:rsid="001b59e9"/>
    </style:style>
    <style:style style:name="T2" style:family="text">
      <style:text-properties officeooo:rsid="00212142"/>
    </style:style>
    <style:style style:name="T3" style:family="text">
      <style:text-properties officeooo:rsid="0022283b"/>
    </style:style>
    <style:style style:name="T4" style:family="text">
      <style:text-properties fo:background-color="#ffff00" loext:char-shading-value="0"/>
    </style:style>
    <style:style style:name="T5" style:family="text">
      <style:text-properties officeooo:rsid="00235ba6" fo:background-color="#ffff00" loext:char-shading-value="0"/>
    </style:style>
    <style:style style:name="T6" style:family="text">
      <style:text-properties officeooo:rsid="00235ba6"/>
    </style:style>
    <style:style style:name="T7" style:family="text">
      <style:text-properties fo:font-weight="normal" style:font-weight-asian="normal" style:font-weight-complex="normal"/>
    </style:style>
    <style:style style:name="T8" style:family="text">
      <style:text-properties fo:font-weight="normal" officeooo:rsid="00257ce7" style:font-weight-asian="normal" style:font-weight-complex="normal"/>
    </style:style>
    <style:style style:name="T9" style:family="text">
      <style:text-properties fo:font-weight="normal" officeooo:rsid="00264f65" style:font-weight-asian="normal" style:font-weight-complex="normal"/>
    </style:style>
    <style:style style:name="T10" style:family="text">
      <style:text-properties fo:font-weight="normal" officeooo:rsid="002c2668" style:font-weight-asian="normal" style:font-weight-complex="normal"/>
    </style:style>
    <style:style style:name="T11" style:family="text">
      <style:text-properties fo:font-weight="normal" officeooo:rsid="004210a5" style:font-weight-asian="normal" style:font-weight-complex="normal"/>
    </style:style>
    <style:style style:name="T12" style:family="text">
      <style:text-properties fo:font-weight="normal" officeooo:rsid="0043fbd4" style:font-weight-asian="normal" style:font-weight-complex="normal"/>
    </style:style>
    <style:style style:name="T13" style:family="text">
      <style:text-properties fo:font-weight="normal" fo:background-color="#ffff66" loext:char-shading-value="0" style:font-weight-asian="normal" style:font-weight-complex="normal"/>
    </style:style>
    <style:style style:name="T14" style:family="text">
      <style:text-properties fo:font-weight="normal" officeooo:rsid="00296714" fo:background-color="#ffff66" loext:char-shading-value="0" style:font-weight-asian="normal" style:font-weight-complex="normal"/>
    </style:style>
    <style:style style:name="T15" style:family="text">
      <style:text-properties fo:font-weight="normal" officeooo:rsid="0029af11" fo:background-color="#ffff66" loext:char-shading-value="0" style:font-weight-asian="normal" style:font-weight-complex="normal"/>
    </style:style>
    <style:style style:name="T16" style:family="text">
      <style:text-properties fo:font-weight="normal" officeooo:rsid="002a2fe3" fo:background-color="#ffff66" loext:char-shading-value="0" style:font-weight-asian="normal" style:font-weight-complex="normal"/>
    </style:style>
    <style:style style:name="T17" style:family="text">
      <style:text-properties fo:font-weight="normal" fo:background-color="#ffff00" loext:char-shading-value="0" style:font-weight-asian="normal" style:font-weight-complex="normal"/>
    </style:style>
    <style:style style:name="T18" style:family="text">
      <style:text-properties fo:font-weight="normal" officeooo:rsid="00264f65" fo:background-color="#ffff00" loext:char-shading-value="0" style:font-weight-asian="normal" style:font-weight-complex="normal"/>
    </style:style>
    <style:style style:name="T19" style:family="text">
      <style:text-properties officeooo:rsid="00296714"/>
    </style:style>
    <style:style style:name="T20" style:family="text">
      <style:text-properties officeooo:rsid="002dbbd5"/>
    </style:style>
    <style:style style:name="T21" style:family="text">
      <style:text-properties officeooo:rsid="002f6b79"/>
    </style:style>
    <style:style style:name="T22" style:family="text">
      <style:text-properties officeooo:rsid="0030fc04"/>
    </style:style>
    <style:style style:name="T23" style:family="text">
      <style:text-properties officeooo:rsid="00326bc2"/>
    </style:style>
    <style:style style:name="T24" style:family="text">
      <style:text-properties officeooo:rsid="00340549"/>
    </style:style>
    <style:style style:name="T25" style:family="text">
      <style:text-properties officeooo:rsid="003bf2d8"/>
    </style:style>
    <style:style style:name="T26" style:family="text">
      <style:text-properties fo:font-weight="bold" style:font-weight-asian="bold" style:font-weight-complex="bold"/>
    </style:style>
    <style:style style:name="T27" style:family="text">
      <style:text-properties fo:font-weight="bold" officeooo:rsid="003ca8a3" style:font-weight-asian="bold" style:font-weight-complex="bold"/>
    </style:style>
    <style:style style:name="T28" style:family="text">
      <style:text-properties officeooo:rsid="004197ae"/>
    </style:style>
    <style:style style:name="T29" style:family="text">
      <style:text-properties officeooo:rsid="004210a5"/>
    </style:style>
    <style:style style:name="T30" style:family="text">
      <style:text-properties officeooo:rsid="0043fb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he <text:s/>gateway I just need the shortest trajectories of current position of the fighter to first step in the main trajectory. Why? Because If it reaches the first step it can reach the other steps in main trajectory by one.</text:p>
      <text:p text:style-name="P4">Then I have to <text:span text:style-name="T3">e</text:span>stablish the distance that if needs to be from <text:span text:style-name="T2">the main trajectory. For intercept that would be 2.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every piece on the board <text:span text:style-name="T4">(only the ones out of place)</text:span>calculate this distance to the desired location by <text:soft-page-break/>computing the length of its shortest route. Consider all the pieces out of place with respect to the set of 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6">interfere.</text:span>. but <text:span text:style-name="T6">regardless</text:span>, if W-Fighter wants to <text:span text:style-name="T6">have a chance</text:span>, it has to reach gateways. <text:span text:style-name="T6">This means that at least one of the two board distance (3 to protect, 2 to attack) </text:span><text:span text:style-name="T5">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6"><text:span text:style-name="T6">W</text:span>hite win;<text:span text:style-name="T4"> </text:span><text:span text:style-name="T17">Need to approach both zone</text:span><text:span text:style-name="T7">s. The two areas should have common gateways. When white moves, after the move of black, gateways need to be shared. </text:span><text:span text:style-name="T13">Evaluate possible moves of Black until,, </text:span><text:span text:style-name="T15">until confirms that </text:span><text:span text:style-name="T16">location</text:span><text:span text:style-name="T15"> intersection is empty. </text:span><text:span text:style-name="T14"><text:s text:c="2"/></text:span></text:p>
      <text:p text:style-name="P13">White wins.</text:p>
      <text:p text:style-name="P13">Gateways show up.</text:p>
      <text:p text:style-name="P19"><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14"/>
      <text:p text:style-name="P15"><text:s/>What does white need to do to win? </text:p>
      <text:p text:style-name="P17">Change both </text:p>
      <text:p text:style-name="P17">Keep unchanged</text:p>
      <text:p text:style-name="P15"><text:span text:style-name="T19">reduce space distance</text:span> </text:p>
      <text:p text:style-name="P13"/>
      <text:p text:style-name="P24">For all of the strategies the first move is made by white Fighter. I made the assumption that W-<text:tab/>Fighter is the only one that can change the status, if it needs to be changed. No need to change <text:tab/>position of W Bomber <text:s/>to evaluate a strategy.</text:p>
      <text:p text:style-name="P27">There is a def win and fail (sufficient) and a possible (necessary) win (necessary conditions for a fail are also sufficient ) for each of the four strategies.</text:p>
      <text:p text:style-name="P27">When we are evaluating the strategies, we are concerned about necessary wins or fails. When </text:p>
      <text:p text:style-name="P6"/>
      <text:p text:style-name="P6"/>
      <text:p text:style-name="P7">Black Win: <text:span text:style-name="T17">Keep the states unchanged</text:span><text:span text:style-name="T7">. </text:span><text:span text:style-name="T8">The gateways for the other team (all of them) have to shrink the zones (distance of the shortest trajectories for the gateway zones). No need to look at white movement.</text:span></text:p>
      <text:p text:style-name="P8"/>
      <text:p text:style-name="P8">Pure Draw distance <text:span text:style-name="T7">Reach one area. </text:span><text:span text:style-name="T17">Space distance has to be reduced</text:span><text:span text:style-name="T7">. Pure draw (non-diagonal movements) cannot be achieved, since selected area would shrink before White can reach it.</text:span></text:p>
      <text:p text:style-name="P8"/>
      <text:p text:style-name="P8">Mixed Draw; <text:span text:style-name="T7">Approach both areas until is possible.</text:span><text:span text:style-name="T18"> Reduce the sum of the state distance. <text:s/></text:span><text:span text:style-name="T9"><text:s/>Total distance reduces by one after black moves. At the state where pursuit of both zones becomes impossible, one target should be selected and the strategy should branch. </text:span></text:p>
      <text:p text:style-name="P8"/>
      <text:p text:style-name="P22">White follows Mixed Draw strategy and Black follows Black Win strategy. <text:s/>Follow open trajectory.</text:p>
      <text:p text:style-name="P9"/>
      <text:p text:style-name="P14"/>
      <text:p text:style-name="P25"><text:s/></text:p>
      <text:p text:style-name="P17"/>
      <text:p text:style-name="P29">Maybe change the names of win to possible and fail to impossible to evaluate</text:p>
      <text:p text:style-name="P14"/>
      <text:p text:style-name="P12"><text:soft-page-break/><text:span text:style-name="T28">For a </text:span>Win</text:p>
      <text:p text:style-name="P12"/>
      <text:p text:style-name="P12">Necessary conditions:</text:p>
      <text:p text:style-name="P28"><text:span text:style-name="T28">N</text:span>ecessary conditions of tactic chosen.</text:p>
      <text:p text:style-name="P12"/>
      <text:p text:style-name="P12">Sufficient conditions:</text:p>
      <text:p text:style-name="P28">- <text:span text:style-name="T29">Bomber reaches</text:span> objective and <text:span text:style-name="T29">fighter</text:span> <text:span text:style-name="T29">is on a gateway to attack opposite bomber</text:span>.</text:p>
      <text:p text:style-name="P41">- Bomber has an open trajectory to target and fighter is on a gateway <text:span text:style-name="T29">to attack opposite bomber.</text:span></text:p>
      <text:p text:style-name="P41">- <text:span text:style-name="T29">Fighter destroys opposite bomber and bomber has an open trajectory to target (open trajectory can be protected by same team's Fighter)</text:span></text:p>
      <text:p text:style-name="P41"/>
      <text:p text:style-name="P34">For a loss</text:p>
      <text:p text:style-name="P32"/>
      <text:p text:style-name="P32">Necessary conditions:</text:p>
      <text:p text:style-name="P40"><text:span text:style-name="T28">N</text:span>ecessary conditions of tactic chosen <text:span text:style-name="T29">fail</text:span>.</text:p>
      <text:p text:style-name="P40"/>
      <text:p text:style-name="P32">Sufficient conditions:</text:p>
      <text:p text:style-name="P32"><text:span text:style-name="T11">- Other team wins. Sufficient conditions for the other team are met.</text:span></text:p>
      <text:p text:style-name="P34"/>
      <text:p text:style-name="P34">For a Draw</text:p>
      <text:p text:style-name="P34"/>
      <text:p text:style-name="P31">Necessary conditions:</text:p>
      <text:p text:style-name="P39"><text:span text:style-name="T28">N</text:span>ecessary conditions of tactic chosen.</text:p>
      <text:p text:style-name="P16"/>
      <text:p text:style-name="P31">Sufficient conditions:</text:p>
      <text:p text:style-name="P32">- <text:span text:style-name="T11">Both bombers are destroyed.</text:span></text:p>
      <text:p text:style-name="P32"><text:span text:style-name="T11">- Bomber is destroyed and Fighter has an open trajectory to the opposite Bomber (it is on a gateway).</text:span></text:p>
      <text:p text:style-name="P32"><text:span text:style-name="T11">- Bomber reaches target and the opposite Bomber has an open trajectory to target (open trajectory can be protected by same team's Fighter)</text:span></text:p>
      <text:p text:style-name="P32"><text:span text:style-name="T11">- Both bombers have an open trajectory to targets</text:span></text:p>
      <text:p text:style-name="P16"/>
      <text:p text:style-name="P46">For these change of states only consider necessary conditions</text:p>
      <text:p text:style-name="P11">Change both states-&gt;<text:span text:style-name="T7"> Fighter needs to approach both areas-&gt; Shared </text:span><text:span text:style-name="T10">locations</text:span></text:p>
      <text:p text:style-name="P18">If the current state is Black win go to White win.</text:p>
      <text:p text:style-name="P18"><text:tab/>White Fighter has to approach both gateways. </text:p>
      <text:p text:style-name="P18"><text:tab/>Is that possible: commons steps for their shortest trajectories. <text:span text:style-name="T24">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26"><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26"><text:tab/>The termination of the loop to evaluate the status for Both Change is if it fails or if it keeps not <text:tab/>failing, until we reach a gateway that the two zones reach. The algorithm prunes the next <text:tab/>possible steps to gateways only if at least one of these exist. <text:s text:c="2"/></text:p>
      <text:p text:style-name="P26"/>
      <text:p text:style-name="P12">Necessary conditions: </text:p>
      <text:p text:style-name="P28"><text:soft-page-break/>- Shared locations of gateways (intercept, protect). Or no shared locations but the gateways move closes when the opposite team moves.</text:p>
      <text:p text:style-name="P26"/>
      <text:p text:style-name="P14"><text:span text:style-name="T26">Keep states unchanged</text:span> → How fast do all gateways shrink. <text:span text:style-name="T25">Measure the distance of the trajectories from the gateway to the main trajectory</text:span></text:p>
      <text:p text:style-name="P14"/>
      <text:p text:style-name="P12"><text:bookmark-start text:name="__DdeLink__262_441251508"/>Necessary conditions<text:bookmark-end text:name="__DdeLink__262_441251508"/>: </text:p>
      <text:p text:style-name="P28">The trajectories from gateways to piece shrink after one move of the piece.</text:p>
      <text:p text:style-name="P14"/>
      <text:p text:style-name="P14"><text:span text:style-name="T26">Reach one are</text:span><text:span text:style-name="T27">a</text:span><text:span text:style-name="T26">s</text:span> → </text:p>
      <text:p text:style-name="P12">Necessary conditions </text:p>
      <text:p text:style-name="P16">Space distance has to be reduced.</text:p>
      <text:p text:style-name="P16"/>
      <text:p text:style-name="P12"/>
      <text:p text:style-name="P16"><text:span text:style-name="T26">Approach both areas until possible</text:span>-&gt; </text:p>
      <text:p text:style-name="P33">Necessary conditions</text:p>
      <text:p text:style-name="P16">Reduce the sum of the state distance</text:p>
      <text:p text:style-name="P14"/>
      <text:p text:style-name="P14"/>
      <text:p text:style-name="P10">implementation:</text:p>
      <text:p text:style-name="P20">Abstract classes for strategies : White win, Black Win, Pure Draw, Mixed Draw. The super class will do most. These will call:</text:p>
      <text:p text:style-name="P21"><text:span text:style-name="T23">Interface Tactics: </text:span>Changing both, changeOne, keepBoth, Reach mixed draw. These need the current state and the desired state.</text:p>
      <text:p text:style-name="P23">Each Tactic will include the tactic itself, next moves, fail condition.</text:p>
      <text:p text:style-name="P23"/>
      <text:p text:style-name="P23">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text:p>
      <text:p text:style-name="P21"><text:s/></text:p>
      <text:p text:style-name="P20">Changing Both: <text:s/><text:span text:style-name="T21">This will happen only when one of the sides is winning. </text:span></text:p>
      <text:p text:style-name="P47">White moves trying to reach a common location in the network (<text:span text:style-name="T22">44</text:span> no gateways). Shared location <text:span text:style-name="T20">disappears</text:span> and gateways are moving apart from each other. </text:p>
      <text:p text:style-name="P47"/>
      <text:p text:style-name="P37">Notes</text:p>
      <text:p text:style-name="P45"/>
      <text:p text:style-name="P36"><text:span text:style-name="T30">Change both states </text:span>Sufficient conditions. <text:span text:style-name="T7">This conditions are hard to be met. </text:span><text:span text:style-name="T12">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37"><text:span text:style-name="T7">A sufficient condition is that the shared gateway is in the same position as opposite target. </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07T09:19:15.007720407</dc:date>
    <meta:editing-duration>P3DT17H47M48S</meta:editing-duration>
    <meta:editing-cycles>12</meta:editing-cycles>
    <meta:generator>LibreOffice/4.2.3.3$Linux_x86 LibreOffice_project/420m0$Build-3</meta:generator>
    <meta:document-statistic meta:table-count="0" meta:image-count="0" meta:object-count="0" meta:page-count="4" meta:paragraph-count="92" meta:word-count="1553" meta:character-count="9110" meta:non-whitespace-character-count="7600"/>
  </office:meta>
</office:document-meta>
</file>